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</table:table-row>
        <table:table-row table:style-name="ro1" table:visibility="collapse"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1:51:19.98850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3-01T11:20:40.680883570</meta:creation-date>
    <dc:date>2016-03-01T11:51:28.366937393</dc:date>
    <dc:creator>Miklos </dc:creator>
    <meta:editing-duration>PT1M27S</meta:editing-duration>
    <meta:editing-cycles>3</meta:editing-cycles>
    <meta:generator>LibreOfficeDev/5.2.0.0.alpha0$Linux_X86_64 LibreOffice_project/0f7a7d3d6ccb30703ff456626b4895ea11c6754a</meta:generator>
    <meta:document-statistic meta:table-count="1" meta:cell-count="3" meta:object-count="0"/>
  </office:meta>
</office:document-meta>
</file>